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2254" officeooo:paragraph-rsid="00192254"/>
    </style:style>
    <style:style style:name="P2" style:family="paragraph" style:parent-style-name="Text_20_body">
      <style:text-properties officeooo:rsid="00192254" officeooo:paragraph-rsid="001cd876"/>
    </style:style>
    <style:style style:name="P3" style:family="paragraph" style:parent-style-name="Text_20_body">
      <style:text-properties officeooo:rsid="00192254" officeooo:paragraph-rsid="001d7e5c"/>
    </style:style>
    <style:style style:name="P4" style:family="paragraph" style:parent-style-name="Text_20_body">
      <style:text-properties officeooo:rsid="00192254" officeooo:paragraph-rsid="0021cc6b"/>
    </style:style>
    <style:style style:name="P5" style:family="paragraph" style:parent-style-name="Text_20_body">
      <style:text-properties officeooo:rsid="00192254" officeooo:paragraph-rsid="0048c4ff"/>
    </style:style>
    <style:style style:name="P6" style:family="paragraph" style:parent-style-name="Text_20_body">
      <style:text-properties officeooo:rsid="00192254" officeooo:paragraph-rsid="00222abf"/>
    </style:style>
    <style:style style:name="P7" style:family="paragraph" style:parent-style-name="Text_20_body">
      <style:text-properties officeooo:rsid="001ae609" officeooo:paragraph-rsid="001ae609"/>
    </style:style>
    <style:style style:name="P8" style:family="paragraph" style:parent-style-name="Text_20_body">
      <style:text-properties officeooo:rsid="001fba5a" officeooo:paragraph-rsid="001fba5a"/>
    </style:style>
    <style:style style:name="P9" style:family="paragraph" style:parent-style-name="Text_20_body">
      <style:text-properties officeooo:rsid="0020e0ac" officeooo:paragraph-rsid="0020e0ac"/>
    </style:style>
    <style:style style:name="P10" style:family="paragraph" style:parent-style-name="Text_20_body">
      <style:text-properties officeooo:rsid="0024e6d5" officeooo:paragraph-rsid="0024e6d5"/>
    </style:style>
    <style:style style:name="P11" style:family="paragraph" style:parent-style-name="Text_20_body">
      <style:text-properties officeooo:rsid="002687e8" officeooo:paragraph-rsid="002687e8"/>
    </style:style>
    <style:style style:name="P12" style:family="paragraph" style:parent-style-name="Text_20_body">
      <style:text-properties officeooo:rsid="00286727" officeooo:paragraph-rsid="00286727"/>
    </style:style>
    <style:style style:name="P13" style:family="paragraph" style:parent-style-name="Text_20_body">
      <style:text-properties officeooo:rsid="002951db" officeooo:paragraph-rsid="002951db"/>
    </style:style>
    <style:style style:name="P14" style:family="paragraph" style:parent-style-name="Text_20_body">
      <style:text-properties officeooo:rsid="0042ed3e" officeooo:paragraph-rsid="0042ed3e"/>
    </style:style>
    <style:style style:name="P15" style:family="paragraph" style:parent-style-name="Text_20_body">
      <style:text-properties officeooo:rsid="0043b2a9" officeooo:paragraph-rsid="0043b2a9"/>
    </style:style>
    <style:style style:name="P16" style:family="paragraph" style:parent-style-name="Text_20_body">
      <style:text-properties officeooo:rsid="0046efcd" officeooo:paragraph-rsid="0046efcd"/>
    </style:style>
    <style:style style:name="P17" style:family="paragraph" style:parent-style-name="Text_20_body">
      <style:text-properties officeooo:rsid="004bd86a" officeooo:paragraph-rsid="004bd86a"/>
    </style:style>
    <style:style style:name="P18" style:family="paragraph" style:parent-style-name="Text_20_body">
      <style:text-properties officeooo:rsid="004e77f6" officeooo:paragraph-rsid="004e77f6"/>
    </style:style>
    <style:style style:name="P19" style:family="paragraph" style:parent-style-name="Text_20_body">
      <style:text-properties officeooo:rsid="004f2801" officeooo:paragraph-rsid="004f2801"/>
    </style:style>
    <style:style style:name="P20" style:family="paragraph" style:parent-style-name="Text_20_body">
      <style:text-properties officeooo:rsid="004fe9df" officeooo:paragraph-rsid="004fe9df"/>
    </style:style>
    <style:style style:name="P21" style:family="paragraph" style:parent-style-name="Text_20_body">
      <style:text-properties officeooo:rsid="00518bfe" officeooo:paragraph-rsid="00518bfe"/>
    </style:style>
    <style:style style:name="P22" style:family="paragraph" style:parent-style-name="Text_20_body">
      <style:text-properties officeooo:rsid="0052e671" officeooo:paragraph-rsid="0052e671"/>
    </style:style>
    <style:style style:name="P23" style:family="paragraph" style:parent-style-name="Text_20_body">
      <style:text-properties officeooo:rsid="0052e671" officeooo:paragraph-rsid="00590d73"/>
    </style:style>
    <style:style style:name="P24" style:family="paragraph" style:parent-style-name="Text_20_body">
      <style:text-properties officeooo:rsid="00533cc9" officeooo:paragraph-rsid="00533cc9"/>
    </style:style>
    <style:style style:name="P25" style:family="paragraph" style:parent-style-name="Text_20_body">
      <style:text-properties officeooo:rsid="00215798" officeooo:paragraph-rsid="00215798"/>
    </style:style>
    <style:style style:name="P26" style:family="paragraph" style:parent-style-name="Text_20_body">
      <style:text-properties officeooo:rsid="0054baf4" officeooo:paragraph-rsid="0054baf4"/>
    </style:style>
    <style:style style:name="P27" style:family="paragraph" style:parent-style-name="Text_20_body">
      <style:text-properties officeooo:rsid="005521a2" officeooo:paragraph-rsid="005521a2"/>
    </style:style>
    <style:style style:name="P28" style:family="paragraph" style:parent-style-name="Text_20_body">
      <style:text-properties officeooo:rsid="0057793f" officeooo:paragraph-rsid="0057793f"/>
    </style:style>
    <style:style style:name="P29" style:family="paragraph" style:parent-style-name="Text_20_body">
      <style:text-properties officeooo:rsid="005d682d" officeooo:paragraph-rsid="005d682d"/>
    </style:style>
    <style:style style:name="P30" style:family="paragraph" style:parent-style-name="Text_20_body">
      <style:text-properties officeooo:rsid="00610779" officeooo:paragraph-rsid="00610779"/>
    </style:style>
    <style:style style:name="P31" style:family="paragraph" style:parent-style-name="Text_20_body">
      <style:text-properties officeooo:rsid="00650868" officeooo:paragraph-rsid="00650868"/>
    </style:style>
    <style:style style:name="P32" style:family="paragraph" style:parent-style-name="Text_20_body">
      <style:text-properties officeooo:rsid="0068d75a" officeooo:paragraph-rsid="0068d75a"/>
    </style:style>
    <style:style style:name="P33" style:family="paragraph" style:parent-style-name="Text_20_body">
      <style:text-properties officeooo:rsid="006ea952" officeooo:paragraph-rsid="006ea952"/>
    </style:style>
    <style:style style:name="P34" style:family="paragraph" style:parent-style-name="Text_20_body">
      <style:text-properties officeooo:rsid="007d7cc6" officeooo:paragraph-rsid="007d7cc6"/>
    </style:style>
    <style:style style:name="P35" style:family="paragraph" style:parent-style-name="Text_20_body">
      <style:text-properties officeooo:rsid="007f5e97" officeooo:paragraph-rsid="007f5e97"/>
    </style:style>
    <style:style style:name="P36" style:family="paragraph" style:parent-style-name="Text_20_body">
      <style:text-properties officeooo:rsid="002afd19" officeooo:paragraph-rsid="002afd19"/>
    </style:style>
    <style:style style:name="P37" style:family="paragraph" style:parent-style-name="Text_20_body">
      <style:text-properties officeooo:rsid="003a6d21" officeooo:paragraph-rsid="003a6d21"/>
    </style:style>
    <style:style style:name="P38" style:family="paragraph" style:parent-style-name="Text_20_body">
      <style:text-properties officeooo:rsid="003c2422" officeooo:paragraph-rsid="003c2422"/>
    </style:style>
    <style:style style:name="P39" style:family="paragraph" style:parent-style-name="Text_20_body">
      <style:text-properties officeooo:rsid="008094f2" officeooo:paragraph-rsid="008094f2"/>
    </style:style>
    <style:style style:name="P40" style:family="paragraph" style:parent-style-name="Text_20_body">
      <style:text-properties officeooo:rsid="00811a39" officeooo:paragraph-rsid="00811a39"/>
    </style:style>
    <style:style style:name="P41" style:family="paragraph" style:parent-style-name="Text_20_body">
      <style:text-properties officeooo:rsid="00821c13" officeooo:paragraph-rsid="00821c13"/>
    </style:style>
    <style:style style:name="P42" style:family="paragraph" style:parent-style-name="Text_20_body">
      <style:text-properties officeooo:rsid="00821c13" officeooo:paragraph-rsid="0085a7fe"/>
    </style:style>
    <style:style style:name="P43" style:family="paragraph" style:parent-style-name="Text_20_body">
      <style:text-properties officeooo:rsid="00821c13" officeooo:paragraph-rsid="0086cd91"/>
    </style:style>
    <style:style style:name="P44" style:family="paragraph" style:parent-style-name="Text_20_body">
      <style:text-properties officeooo:rsid="00821c13" officeooo:paragraph-rsid="00878099"/>
    </style:style>
    <style:style style:name="P45" style:family="paragraph" style:parent-style-name="Text_20_body">
      <style:text-properties officeooo:rsid="00830d14" officeooo:paragraph-rsid="00830d14"/>
    </style:style>
    <style:style style:name="P46" style:family="paragraph" style:parent-style-name="Text_20_body">
      <style:text-properties officeooo:rsid="00830d14" officeooo:paragraph-rsid="0085678d"/>
    </style:style>
    <style:style style:name="P47" style:family="paragraph" style:parent-style-name="Subtitle">
      <style:text-properties officeooo:paragraph-rsid="00192254"/>
    </style:style>
    <style:style style:name="P48" style:family="paragraph" style:parent-style-name="Text_20_body">
      <style:paragraph-properties fo:break-before="page"/>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Table_20_Contents">
      <style:text-properties officeooo:rsid="006c8671" officeooo:paragraph-rsid="006c8671"/>
    </style:style>
    <style:style style:name="P53" style:family="paragraph" style:parent-style-name="Table_20_Contents">
      <style:text-properties officeooo:rsid="006f2c28" officeooo:paragraph-rsid="006f2c28"/>
    </style:style>
    <style:style style:name="P54" style:family="paragraph" style:parent-style-name="Heading_20_1">
      <style:text-properties officeooo:paragraph-rsid="0037cf69"/>
    </style:style>
    <style:style style:name="P55" style:family="paragraph" style:parent-style-name="Heading_20_3">
      <style:text-properties officeooo:rsid="004bd86a" officeooo:paragraph-rsid="004bd86a"/>
    </style:style>
    <style:style style:name="P56" style:family="paragraph" style:parent-style-name="Heading_20_3">
      <style:text-properties officeooo:paragraph-rsid="0041ddb8"/>
    </style:style>
    <style:style style:name="P57" style:family="paragraph" style:parent-style-name="Heading_20_3">
      <style:text-properties officeooo:paragraph-rsid="0021cc6b"/>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paragraph-rsid="005d682d"/>
    </style:style>
    <style:style style:name="P60" style:family="paragraph" style:parent-style-name="Text_20_body" style:list-style-name="L1">
      <style:text-properties officeooo:rsid="0021cc6b" officeooo:paragraph-rsid="0021cc6b"/>
    </style:style>
    <style:style style:name="P61" style:family="paragraph" style:parent-style-name="Text_20_body" style:list-style-name="L1">
      <style:text-properties officeooo:rsid="00222abf" officeooo:paragraph-rsid="00222abf"/>
    </style:style>
    <style:style style:name="P62" style:family="paragraph" style:parent-style-name="Text_20_body" style:list-style-name="L2">
      <style:text-properties officeooo:rsid="004bd86a" officeooo:paragraph-rsid="004bd86a"/>
    </style:style>
    <style:style style:name="P63" style:family="paragraph" style:parent-style-name="Text_20_body" style:list-style-name="L2">
      <style:text-properties officeooo:rsid="007f8f00" officeooo:paragraph-rsid="007f8f00"/>
    </style:style>
    <style:style style:name="P64" style:family="paragraph" style:parent-style-name="Text_20_body" style:list-style-name="L3">
      <style:text-properties officeooo:rsid="005e8f69" officeooo:paragraph-rsid="005e8f69"/>
    </style:style>
    <style:style style:name="P65" style:family="paragraph" style:parent-style-name="Text_20_body" style:list-style-name="L3">
      <style:text-properties fo:font-style="normal" officeooo:rsid="005e8f69" officeooo:paragraph-rsid="005e8f69" style:font-style-asian="normal" style:font-style-complex="normal"/>
    </style:style>
    <style:style style:name="T1" style:family="text">
      <style:text-properties officeooo:rsid="00192254"/>
    </style:style>
    <style:style style:name="T2" style:family="text">
      <style:text-properties officeooo:rsid="0020e0ac"/>
    </style:style>
    <style:style style:name="T3" style:family="text">
      <style:text-properties officeooo:rsid="00215798"/>
    </style:style>
    <style:style style:name="T4" style:family="text">
      <style:text-properties officeooo:rsid="00222abf"/>
    </style:style>
    <style:style style:name="T5" style:family="text">
      <style:text-properties officeooo:rsid="0022ff96"/>
    </style:style>
    <style:style style:name="T6" style:family="text">
      <style:text-properties officeooo:rsid="0024e6d5"/>
    </style:style>
    <style:style style:name="T7" style:family="text">
      <style:text-properties officeooo:rsid="002afd19"/>
    </style:style>
    <style:style style:name="T8" style:family="text">
      <style:text-properties officeooo:rsid="002e9725"/>
    </style:style>
    <style:style style:name="T9" style:family="text">
      <style:text-properties officeooo:rsid="0038da31"/>
    </style:style>
    <style:style style:name="T10" style:family="text">
      <style:text-properties officeooo:rsid="0043b2a9"/>
    </style:style>
    <style:style style:name="T11" style:family="text">
      <style:text-properties officeooo:rsid="0047a08a"/>
    </style:style>
    <style:style style:name="T12" style:family="text">
      <style:text-properties officeooo:rsid="004a646c"/>
    </style:style>
    <style:style style:name="T13" style:family="text">
      <style:text-properties officeooo:rsid="004b5ee1"/>
    </style:style>
    <style:style style:name="T14" style:family="text">
      <style:text-properties officeooo:rsid="004bd86a"/>
    </style:style>
    <style:style style:name="T15" style:family="text">
      <style:text-properties officeooo:rsid="004d3b22"/>
    </style:style>
    <style:style style:name="T16" style:family="text">
      <style:text-properties officeooo:rsid="005521a2"/>
    </style:style>
    <style:style style:name="T17" style:family="text">
      <style:text-properties officeooo:rsid="00590d73"/>
    </style:style>
    <style:style style:name="T18" style:family="text">
      <style:text-properties officeooo:rsid="0059b59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062aaf8"/>
    </style:style>
    <style:style style:name="T22" style:family="text">
      <style:text-properties officeooo:rsid="0064082d"/>
    </style:style>
    <style:style style:name="T23" style:family="text">
      <style:text-properties officeooo:rsid="006a07e7"/>
    </style:style>
    <style:style style:name="T24" style:family="text">
      <style:text-properties officeooo:rsid="007380a7"/>
    </style:style>
    <style:style style:name="T25" style:family="text">
      <style:text-properties officeooo:rsid="007669e3"/>
    </style:style>
    <style:style style:name="T26" style:family="text">
      <style:text-properties officeooo:rsid="0079377d"/>
    </style:style>
    <style:style style:name="T27" style:family="text">
      <style:text-properties officeooo:rsid="007bdb0c"/>
    </style:style>
    <style:style style:name="T28" style:family="text">
      <style:text-properties officeooo:rsid="007f8f00"/>
    </style:style>
    <style:style style:name="T29" style:family="text">
      <style:text-properties officeooo:rsid="00811a39"/>
    </style:style>
    <style:style style:name="T30" style:family="text">
      <style:text-properties officeooo:rsid="00830d14"/>
    </style:style>
    <style:style style:name="T31" style:family="text">
      <style:text-properties officeooo:rsid="0083b891"/>
    </style:style>
    <style:style style:name="T32" style:family="text">
      <style:text-properties officeooo:rsid="0085678d"/>
    </style:style>
    <style:style style:name="T33" style:family="text">
      <style:text-properties officeooo:rsid="0085a7fe"/>
    </style:style>
    <style:style style:name="T34" style:family="text">
      <style:text-properties officeooo:rsid="0086cd91"/>
    </style:style>
    <style:style style:name="T35" style:family="text">
      <style:text-properties officeooo:rsid="00878099"/>
    </style:style>
    <style:style style:name="T36" style:family="text">
      <style:text-properties officeooo:rsid="0088d89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Nest</text:p>
      <text:p text:style-name="P47">Survivre après l’invasion </text:p>
      <text:p text:style-name="Subtitle">Ceci n’est pas <text:span text:style-name="T26">le</text:span> JdR officiel <text:span text:style-name="T24">du Nest, mais une version fan-made</text:span></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1"><text:a xlink:type="simple" xlink:href="#__RefHeading___Toc105_2470936082" text:style-name="Index_20_Link" text:visited-style-name="Index_20_Link">L’univers<text:tab/>2</text:a></text:p>
          <text:p text:style-name="P49"><text:a xlink:type="simple" xlink:href="#__RefHeading___Toc122_2470936082" text:style-name="Index_20_Link" text:visited-style-name="Index_20_Link">Histoire<text:tab/>3</text:a></text:p>
          <text:p text:style-name="P49"><text:a xlink:type="simple" xlink:href="#__RefHeading___Toc124_2470936082" text:style-name="Index_20_Link" text:visited-style-name="Index_20_Link">Factions<text:tab/>3</text:a></text:p>
          <text:p text:style-name="P50"><text:a xlink:type="simple" xlink:href="#__RefHeading___Toc126_2470936082" text:style-name="Index_20_Link" text:visited-style-name="Index_20_Link">GMR<text:tab/>3</text:a></text:p>
          <text:p text:style-name="P50"><text:a xlink:type="simple" xlink:href="#__RefHeading___Toc128_2470936082" text:style-name="Index_20_Link" text:visited-style-name="Index_20_Link">GAIA<text:tab/>3</text:a></text:p>
          <text:p text:style-name="P50"><text:a xlink:type="simple" xlink:href="#__RefHeading___Toc130_2470936082" text:style-name="Index_20_Link" text:visited-style-name="Index_20_Link">Screamshots<text:tab/>3</text:a></text:p>
          <text:p text:style-name="P50"><text:a xlink:type="simple" xlink:href="#__RefHeading___Toc132_2470936082" text:style-name="Index_20_Link" text:visited-style-name="Index_20_Link">Adamiak<text:tab/>3</text:a></text:p>
          <text:p text:style-name="P50"><text:a xlink:type="simple" xlink:href="#__RefHeading___Toc134_2470936082" text:style-name="Index_20_Link" text:visited-style-name="Index_20_Link">Morel<text:tab/>3</text:a></text:p>
          <text:p text:style-name="P50"><text:a xlink:type="simple" xlink:href="#__RefHeading___Toc136_2470936082" text:style-name="Index_20_Link" text:visited-style-name="Index_20_Link">De Lucci<text:tab/>3</text:a></text:p>
          <text:p text:style-name="P50"><text:a xlink:type="simple" xlink:href="#__RefHeading___Toc138_2470936082" text:style-name="Index_20_Link" text:visited-style-name="Index_20_Link">Batteleurs<text:tab/>3</text:a></text:p>
          <text:p text:style-name="P50"><text:a xlink:type="simple" xlink:href="#__RefHeading___Toc140_2470936082" text:style-name="Index_20_Link" text:visited-style-name="Index_20_Link">Volte<text:tab/>3</text:a></text:p>
          <text:p text:style-name="P50"><text:a xlink:type="simple" xlink:href="#__RefHeading___Toc142_2470936082" text:style-name="Index_20_Link" text:visited-style-name="Index_20_Link">Mercure<text:tab/>3</text:a></text:p>
          <text:p text:style-name="P50"><text:a xlink:type="simple" xlink:href="#__RefHeading___Toc144_2470936082" text:style-name="Index_20_Link" text:visited-style-name="Index_20_Link">Tank’affaire<text:tab/>4</text:a></text:p>
          <text:p text:style-name="P50"><text:a xlink:type="simple" xlink:href="#__RefHeading___Toc146_2470936082" text:style-name="Index_20_Link" text:visited-style-name="Index_20_Link">Factions locales<text:tab/>4</text:a></text:p>
          <text:p text:style-name="P49"><text:a xlink:type="simple" xlink:href="#__RefHeading___Toc148_2470936082" text:style-name="Index_20_Link" text:visited-style-name="Index_20_Link">Les hurleurs<text:tab/>4</text:a></text:p>
          <text:p text:style-name="P51"><text:a xlink:type="simple" xlink:href="#__RefHeading___Toc107_2470936082" text:style-name="Index_20_Link" text:visited-style-name="Index_20_Link">Personnages<text:tab/>5</text:a></text:p>
          <text:p text:style-name="P50"><text:a xlink:type="simple" xlink:href="#__RefHeading___Toc325_3608905839" text:style-name="Index_20_Link" text:visited-style-name="Index_20_Link">Historique<text:tab/>6</text:a></text:p>
          <text:p text:style-name="P50"><text:a xlink:type="simple" xlink:href="#__RefHeading___Toc327_3608905839" text:style-name="Index_20_Link" text:visited-style-name="Index_20_Link">Factions<text:tab/>6</text:a></text:p>
          <text:p text:style-name="P50"><text:a xlink:type="simple" xlink:href="#__RefHeading___Toc329_3608905839" text:style-name="Index_20_Link" text:visited-style-name="Index_20_Link">Archétypes<text:tab/>6</text:a></text:p>
          <text:p text:style-name="P50"><text:a xlink:type="simple" xlink:href="#__RefHeading___Toc349_3608905839" text:style-name="Index_20_Link" text:visited-style-name="Index_20_Link">Greffes<text:tab/>7</text:a></text:p>
          <text:p text:style-name="P50"><text:a xlink:type="simple" xlink:href="#__RefHeading___Toc351_3608905839" text:style-name="Index_20_Link" text:visited-style-name="Index_20_Link">Attributs<text:tab/>7</text:a></text:p>
          <text:p text:style-name="P50"><text:a xlink:type="simple" xlink:href="#__RefHeading___Toc353_3608905839" text:style-name="Index_20_Link" text:visited-style-name="Index_20_Link">Spécialités<text:tab/>8</text:a></text:p>
          <text:p text:style-name="P51"><text:a xlink:type="simple" xlink:href="#__RefHeading___Toc109_2470936082" text:style-name="Index_20_Link" text:visited-style-name="Index_20_Link">Règles du jeu<text:tab/>9</text:a></text:p>
          <text:p text:style-name="P50"><text:a xlink:type="simple" xlink:href="#__RefHeading___Toc355_3608905839" text:style-name="Index_20_Link" text:visited-style-name="Index_20_Link">Tests<text:tab/>10</text:a></text:p>
          <text:p text:style-name="P50"><text:a xlink:type="simple" xlink:href="#__RefHeading___Toc357_3608905839" text:style-name="Index_20_Link" text:visited-style-name="Index_20_Link">Attrition<text:tab/>10</text:a></text:p>
          <text:p text:style-name="P50"><text:a xlink:type="simple" xlink:href="#__RefHeading___Toc528_3230840819" text:style-name="Index_20_Link" text:visited-style-name="Index_20_Link">Combats<text:tab/>11</text:a></text:p>
          <text:p text:style-name="P50"><text:a xlink:type="simple" xlink:href="#__RefHeading___Toc359_3608905839" text:style-name="Index_20_Link" text:visited-style-name="Index_20_Link">Bricolage<text:tab/>11</text:a></text:p>
          <text:p text:style-name="P50"><text:a xlink:type="simple" xlink:href="#__RefHeading___Toc361_3608905839" text:style-name="Index_20_Link" text:visited-style-name="Index_20_Link">Relations<text:tab/>11</text:a></text:p>
          <text:p text:style-name="P51"><text:a xlink:type="simple" xlink:href="#__RefHeading___Toc113_2470936082" text:style-name="Index_20_Link" text:visited-style-name="Index_20_Link">Exploration<text:tab/>12</text:a></text:p>
          <text:p text:style-name="P49"><text:a xlink:type="simple" xlink:href="#__RefHeading___Toc530_3230840819" text:style-name="Index_20_Link" text:visited-style-name="Index_20_Link">Générer un quartier<text:tab/>13</text:a></text:p>
          <text:p text:style-name="P49"><text:a xlink:type="simple" xlink:href="#__RefHeading___Toc532_3230840819" text:style-name="Index_20_Link" text:visited-style-name="Index_20_Link">Générer du butin d’exploration<text:tab/>13</text:a></text:p>
          <text:p text:style-name="P51"><text:a xlink:type="simple" xlink:href="#__RefHeading___Toc687_4249000236" text:style-name="Index_20_Link" text:visited-style-name="Index_20_Link">Équipements<text:tab/>14</text:a></text:p>
          <text:p text:style-name="P49"><text:a xlink:type="simple" xlink:href="#__RefHeading___Toc689_4249000236" text:style-name="Index_20_Link" text:visited-style-name="Index_20_Link">Matériel de survie et d’exploration<text:tab/>15</text:a></text:p>
          <text:p text:style-name="P49"><text:a xlink:type="simple" xlink:href="#__RefHeading___Toc691_4249000236" text:style-name="Index_20_Link" text:visited-style-name="Index_20_Link">Armes<text:tab/>15</text:a></text:p>
          <text:p text:style-name="P49"><text:a xlink:type="simple" xlink:href="#__RefHeading___Toc693_4249000236" text:style-name="Index_20_Link" text:visited-style-name="Index_20_Link">Armures<text:tab/>15</text:a></text:p>
          <text:p text:style-name="P49"><text:a xlink:type="simple" xlink:href="#__RefHeading___Toc695_4249000236" text:style-name="Index_20_Link" text:visited-style-name="Index_20_Link">Consommables<text:tab/>15</text:a></text:p>
          <text:p text:style-name="P51"><text:a xlink:type="simple" xlink:href="#__RefHeading___Toc697_4249000236" text:style-name="Index_20_Link" text:visited-style-name="Index_20_Link">Maladies mentales<text:tab/>16</text:a></text:p>
          <text:p text:style-name="P51"><text:a xlink:type="simple" xlink:href="#__RefHeading___Toc115_2470936082" text:style-name="Index_20_Link" text:visited-style-name="Index_20_Link">Maîtriser une partie<text:tab/>18</text:a></text:p>
          <text:p text:style-name="P51"><text:a xlink:type="simple" xlink:href="#__RefHeading___Toc117_2470936082" text:style-name="Index_20_Link" text:visited-style-name="Index_20_Link">Hurleurs, bandits et créatures<text:tab/>20</text:a></text:p>
          <text:p text:style-name="P49"><text:a xlink:type="simple" xlink:href="#__RefHeading___Toc534_3230840819" text:style-name="Index_20_Link" text:visited-style-name="Index_20_Link">Hurleurs<text:tab/>21</text:a></text:p>
          <text:p text:style-name="P50"><text:soft-page-break/><text:a xlink:type="simple" xlink:href="#__RefHeading___Toc536_3230840819" text:style-name="Index_20_Link" text:visited-style-name="Index_20_Link">Meute de hurleurs « normaux »<text:tab/>21</text:a></text:p>
        </text:index-body>
      </text:table-of-content>
      <text:p text:style-name="Text_20_body"/>
      <text:h text:style-name="P54" text:outline-level="1"><text:bookmark-start text:name="__RefHeading___Toc105_2470936082"/>L’univers<text:bookmark-end text:name="__RefHeading___Toc105_2470936082"/></text:h>
      <text:p text:style-name="P48"/>
      <text:h text:style-name="Heading_20_2" text:outline-level="2"><text:bookmark-start text:name="__RefHeading___Toc122_2470936082"/>Histoire<text:bookmark-end text:name="__RefHeading___Toc122_2470936082"/></text:h>
      <text:p text:style-name="P1">Développement technologique important sous le GM, avec la découverte d’un composé nouveau, l’anatase, qui sert à alimenter les nouvelles technologies.</text:p>
      <text:p text:style-name="P1">Apparition progressives de « Dolines », des trous sous la surface terrestre. Au premier abord juste des étrangetés, elles se sont multipliées, puis des rapports ont signalé qu’elles n’étaient pas vides….</text:p>
      <text:p text:style-name="P1">C’est ainsi qu’est arrivée la première invasion, qui ravagea le monde et vit la chute du GM. </text:p>
      <text:p text:style-name="P1">Avec la fin des institutions du monde d’avant, de nouvelles factions sont nées : des survivants du GM fondèrent le GMR et GAIA par exemple. Ces nouvelles factions ont leurs problèmes : leurs relations sont compliquées</text:p>
      <text:h text:style-name="Heading_20_2" text:outline-level="2"><text:bookmark-start text:name="__RefHeading___Toc124_2470936082"/>Factions<text:bookmark-end text:name="__RefHeading___Toc124_2470936082"/></text:h>
      <text:h text:style-name="Heading_20_3" text:outline-level="3"><text:bookmark-start text:name="__RefHeading___Toc126_2470936082"/>GMR<text:bookmark-end text:name="__RefHeading___Toc126_2470936082"/></text:h>
      <text:p text:style-name="P2">[placeholder - TODO]</text:p>
      <text:h text:style-name="Heading_20_3" text:outline-level="3"><text:bookmark-start text:name="__RefHeading___Toc128_2470936082"/>GAIA<text:bookmark-end text:name="__RefHeading___Toc128_2470936082"/></text:h>
      <text:p text:style-name="P2">[placeholder - TODO]</text:p>
      <text:h text:style-name="Heading_20_3" text:outline-level="3"><text:bookmark-start text:name="__RefHeading___Toc130_2470936082"/>Screamshots<text:bookmark-end text:name="__RefHeading___Toc130_2470936082"/></text:h>
      <text:p text:style-name="P2">[placeholder - TODO]</text:p>
      <text:h text:style-name="Heading_20_3" text:outline-level="3"><text:bookmark-start text:name="__RefHeading___Toc132_2470936082"/>Adamiak<text:bookmark-end text:name="__RefHeading___Toc132_2470936082"/></text:h>
      <text:p text:style-name="P2">[placeholder - TODO]</text:p>
      <text:h text:style-name="Heading_20_3" text:outline-level="3"><text:bookmark-start text:name="__RefHeading___Toc134_2470936082"/>Morel<text:bookmark-end text:name="__RefHeading___Toc134_2470936082"/></text:h>
      <text:p text:style-name="P2">[placeholder - TODO]</text:p>
      <text:h text:style-name="Heading_20_3" text:outline-level="3"><text:bookmark-start text:name="__RefHeading___Toc136_2470936082"/>De Lucci<text:bookmark-end text:name="__RefHeading___Toc136_2470936082"/></text:h>
      <text:p text:style-name="P2">[placeholder - TODO]</text:p>
      <text:h text:style-name="Heading_20_3" text:outline-level="3"><text:bookmark-start text:name="__RefHeading___Toc138_2470936082"/>Batteleurs<text:bookmark-end text:name="__RefHeading___Toc138_2470936082"/></text:h>
      <text:p text:style-name="P2">[placeholder - TODO]</text:p>
      <text:h text:style-name="Heading_20_3" text:outline-level="3"><text:bookmark-start text:name="__RefHeading___Toc140_2470936082"/>Volte<text:bookmark-end text:name="__RefHeading___Toc140_2470936082"/></text:h>
      <text:p text:style-name="P2">[placeholder - TODO]</text:p>
      <text:h text:style-name="Heading_20_3" text:outline-level="3"><text:bookmark-start text:name="__RefHeading___Toc142_2470936082"/>Mercure<text:bookmark-end text:name="__RefHeading___Toc142_2470936082"/></text:h>
      <text:p text:style-name="P2">[placeholder - TODO]</text:p>
      <text:h text:style-name="Heading_20_3" text:outline-level="3"><text:bookmark-start text:name="__RefHeading___Toc144_2470936082"/><text:soft-page-break/>Tank’affaire<text:bookmark-end text:name="__RefHeading___Toc144_2470936082"/></text:h>
      <text:p text:style-name="P2">[placeholder - TODO]</text:p>
      <text:h text:style-name="Heading_20_3" text:outline-level="3"><text:bookmark-start text:name="__RefHeading___Toc146_2470936082"/>Factions locales<text:bookmark-end text:name="__RefHeading___Toc146_2470936082"/></text:h>
      <text:p text:style-name="P3">[placeholder - TODO]</text:p>
      <text:h text:style-name="Heading_20_2" text:outline-level="2"><text:bookmark-start text:name="__RefHeading___Toc148_2470936082"/>Les hurleurs<text:bookmark-end text:name="__RefHeading___Toc148_2470936082"/></text:h>
      <text:p text:style-name="P7">Créatures carnivores, organisées en grands nids, et provenant des profondeurs terrestres, on en sait finalement peu sur les hurleurs.</text:p>
      <text:p text:style-name="P7">Ils ont jailli du sol lors de la première invasion, et se nourrissent de viande, notamment humaine. Ils disposent d’une vision assez mauvaise, mais bénéficient en retour d’une ouïe développée. Pour chasser, ils se reposent là-dessus et sur leurs griffes acérées, qui leurs permettent d’estropier ou de tuer leurs proies avant de la dévorer.</text:p>
      <text:p text:style-name="P7">Ils sont nommés par les cris étranges qu’ils peuvent pousser, qui hantent les cauchemars des survivants. Certains racontent qu’ils peuvent partiellement imiter des voix humaines. Si c’est vrai, c’est une idée terrifiante.</text:p>
      <text:p text:style-name="P7">Un hurleur isolé ne représente pas vraiment une menace pour peu qu’on ait une arme correcte avec soi. Le problème, c’est qu’un hurleur isolé est une rareté, ces saloperies chassent en meutes, et plus on se rapproche des nids, plus leur nombre augmente.</text:p>
      <text:h text:style-name="Heading_20_1" text:outline-level="1"><text:bookmark-start text:name="__RefHeading___Toc107_2470936082"/>Personnages<text:bookmark-end text:name="__RefHeading___Toc107_2470936082"/></text:h>
      <text:p text:style-name="P48"/>
      <text:h text:style-name="Heading_20_3" text:outline-level="3"><text:bookmark-start text:name="__RefHeading___Toc327_3608905839"/>Factions<text:bookmark-end text:name="__RefHeading___Toc327_3608905839"/></text:h>
      <text:p text:style-name="P32">TODO</text:p>
      <text:h text:style-name="Heading_20_4" text:outline-level="4">Indépendants</text:h>
      <text:p text:style-name="P32">Capacité spéciale : autonomie – sans le soutien de groupes importants, les indépendants doivent se débrouiller par eux-mêmes. Un indépendant peut relancer tout ou partie des dés d’un test par session de jeu.</text:p>
      <text:p text:style-name="P34">Équipement de base : les indépendants commencent la partie avec un masque à gaz.</text:p>
      <text:p text:style-name="P35">Spécialité : Trouver de la nourriture et de l’eau</text:p>
      <text:h text:style-name="Heading_20_3" text:outline-level="3"><text:bookmark-start text:name="__RefHeading___Toc329_3608905839"/>Archétypes<text:bookmark-end text:name="__RefHeading___Toc329_3608905839"/></text:h>
      <text:p text:style-name="P12">Un personnage définit son rôle général au sein de sa communauté par son archétype, au nombre de 9. Ceux-ci vont déterminer certaines capacités, connaissances ou équipements de base dont peut disposer le personnage.</text:p>
      <text:h text:style-name="Heading_20_4" text:outline-level="4"><text:bookmark-start text:name="__RefHeading___Toc331_3608905839"/>Artificier<text:bookmark-end text:name="__RefHeading___Toc331_3608905839"/></text:h>
      <text:p text:style-name="P11">Bricoleurs de tout type, ils font fonctionner le matériel courant de leur communauté : armes, armures, outils ou encore véhicules.</text:p>
      <text:p text:style-name="P13">Capacité: improvisation – un artificier <text:span text:style-name="T7">peut décider de réaliser une recette de bricolage en utilisant une ressource de moins que théoriquement nécessaire, mais il y a des chances que ça foire : lancer un dé, sur 1 c’est un échec spectaculaire, sur 2-3 c’est un échec et sur 4-6, c’est une réussite. Cette capacité ne peut servir que sur des bricolages d’armes, d’armures, de munitions ou d’explosifs.</text:span></text:p>
      <text:p text:style-name="P35">Spécialité : réparer des armes ou réparer des armures ou réaliser des explosifs</text:p>
      <text:p text:style-name="P41">Équipement :un artificier commence au choix avec une charge explosive ou 6 plaques, pièces ou tiges métalliques (un mélange au choix des 3 éléments). <text:span text:style-name="T33">Il dispose également d’une armure légère ou d’un pistolet (et 6 munitions) et d’un couteau.</text:span></text:p>
      <text:h text:style-name="Heading_20_4" text:outline-level="4"><text:bookmark-start text:name="__RefHeading___Toc333_3608905839"/>Boss <text:span text:style-name="T30">(WIP)</text:span><text:bookmark-end text:name="__RefHeading___Toc333_3608905839"/></text:h>
      <text:p text:style-name="P11">Ils dirigent, ou au moins sont influents dans leur communauté. Il ont chacun leurs méthodes, mais le point commun est de diriger les efforts d’autres pour accomplir leurs objectifs.</text:p>
      <text:p text:style-name="P13">Capacité : coup de main : <text:span text:style-name="T12">WIP</text:span></text:p>
      <text:h text:style-name="Heading_20_4" text:outline-level="4"><text:bookmark-start text:name="__RefHeading___Toc335_3608905839"/>Chimiste<text:bookmark-end text:name="__RefHeading___Toc335_3608905839"/></text:h>
      <text:p text:style-name="P11">Ils comprennent (en général) comment fonctionnent différents produits pour leur communauté : médicaments et drogues en particulier.</text:p>
      <text:p text:style-name="P36">Capacité: expériences – un chimiste dispose presque toujours de deux-trois tests en cours, dans la pratique, il peut tenter de fournir une drogue de test à un personnage, avec un effet aléatoire.</text:p>
      <text:p text:style-name="P35">Spécialité : Réaliser des médicaments ou identifier un produit chimique ou comprendre une technologie</text:p>
      <text:p text:style-name="P41"><text:soft-page-break/>Équipement : <text:span text:style-name="T31">2 doses de médicaments au choix parmi : antidouleurs, anxiolytiques et stimulants</text:span></text:p>
      <text:h text:style-name="Heading_20_4" text:outline-level="4"><text:bookmark-start text:name="__RefHeading___Toc337_3608905839"/>Combattant<text:bookmark-end text:name="__RefHeading___Toc337_3608905839"/></text:h>
      <text:p text:style-name="P11">La première ligne de défense de leur communauté, les combattants sont parmi les plus exposés aux hurleurs. Ils sont aussi très souvent parmi les mieux équipés en matière d’armes et d’armure. S’ils ont survécu jusque là, vous pouvez supposer qu’ils sont compétents ou très chanceux.</text:p>
      <text:p text:style-name="P37">Capacité: dur à cuire – <text:span text:style-name="T12">si le personnage tombe à 0 points de blessures, il peut tout de même se déplacer (mal) pendant quelques minutes ou jusqu’à ce qu’il subisse de nouveaux dégâts. S’il n’est pas soigné dans intervalle de temps, il meurt.</text:span></text:p>
      <text:p text:style-name="P35">Spécialité : tuer des hurleurs ou tuer des gens ou se protéger d’un coup</text:p>
      <text:p text:style-name="P42">Équipement : <text:span text:style-name="T33">Un combattant commence la partie avec une hache, un couteau, et deux choix parmi les suivants : armure lourde, pistolet (et 15 munitions), bouclier, fusil (et 10 munitions). </text:span></text:p>
      <text:h text:style-name="Heading_20_4" text:outline-level="4"><text:bookmark-start text:name="__RefHeading___Toc339_3608905839"/>Médecin<text:bookmark-end text:name="__RefHeading___Toc339_3608905839"/></text:h>
      <text:p text:style-name="P11">Élément vital d’une communauté, sans qui la moindre égratignure peut s’infecter et conduire à la mort. Tous n’ont pas reçu une « vraie » éducation médicale avant l’invasion, mais en situation de survie, toute compétence est bonne à prendre.</text:p>
      <text:p text:style-name="P37">Capacité: désinfection – <text:span text:style-name="T13">quand il réalise des soins dans un environnement relativement propre, le médecin ne lance aucun jet pour déterminer si la plaie s’infecte, celle-ci est automatiquement saine.</text:span></text:p>
      <text:p text:style-name="P35">Spécialité : soigner une blessure ou soigner une maladie ou comprendre les hurleurs</text:p>
      <text:p text:style-name="P42">Équipement : <text:span text:style-name="T34">matériel de premier secours (bonus d’équipement 2) ou de chirurgie (bonus d’équipement 2), couteau</text:span></text:p>
      <text:h text:style-name="Heading_20_4" text:outline-level="4"><text:bookmark-start text:name="__RefHeading___Toc341_3608905839"/>Ombre<text:bookmark-end text:name="__RefHeading___Toc341_3608905839"/></text:h>
      <text:p text:style-name="P11">Les ombres accomplissent les basses besognes : infiltration, meurtre ou encore sabotage. Leur utilité est parfois limitée face aux hurleurs, mais ils restent un outil ou un effet secondaire des jeux de pouvoirs.</text:p>
      <text:p text:style-name="P38">Capacité :surin – <text:span text:style-name="T13">Une ombre peut, si elle réussit à s’approcher sans être vu d’une cible, humaine ou hurleur, tenter un test d’agilité. En cas de réussite, la cible est agonisante pour une minute avant de mourir : gorge tranchée, étranglement….</text:span></text:p>
      <text:p text:style-name="P35">Spécialité : se déplacer discrètement ou <text:span text:style-name="T34">voler un objet</text:span></text:p>
      <text:p text:style-name="P43">Équipement : <text:span text:style-name="T34">couteau, tenue de camouflage (bonus d’équipement 2) ou armure légère</text:span></text:p>
      <text:h text:style-name="Heading_20_4" text:outline-level="4"><text:bookmark-start text:name="__RefHeading___Toc343_3608905839"/>Scientifique<text:bookmark-end text:name="__RefHeading___Toc343_3608905839"/></text:h>
      <text:p text:style-name="P11">Ils disposent encore de connaissances sur les sciences datant d’avant l’invasion, et peuvent comprendre certains des mécanismes les plus complexes, et sont donc un atout certain pour leur communauté.</text:p>
      <text:p text:style-name="P38">Capacité: Polyvalence – un scientifique peut relancer un dé dans un test de compréhension visant à comprendre ou réparer un appareil du monde d’avant.</text:p>
      <text:p text:style-name="P35"><text:soft-page-break/>Spécialité : comprendre une technologie ou réparer des machines d’avant ou poser une greffe mekon</text:p>
      <text:p text:style-name="P43">Équipement : <text:span text:style-name="T35">couteau, masque à gaz ou purificateur d’eau ou pistolet (et 6 munitions)</text:span></text:p>
      <text:h text:style-name="Heading_20_4" text:outline-level="4"><text:bookmark-start text:name="__RefHeading___Toc345_3608905839"/>Stalker<text:bookmark-end text:name="__RefHeading___Toc345_3608905839"/></text:h>
      <text:p text:style-name="P11">Les explorateurs et éclaireurs, qui parcourent les anciens territoires des hommes pour y repérer les éléments intéressant, notamment les ressources ou les nids de hurleur. Ils savent généralement se débrouiller tout seuls.</text:p>
      <text:p text:style-name="P38">Capacité : <text:span text:style-name="T23">découverte – un stalker peut, en arrivant dans un nouveau secteur, obtenir automatiquement des ressources comme lors d’une exploration complète du secteur. Ces découvertes se font en plus de l’exploration potentielle du secteur.</text:span></text:p>
      <text:p text:style-name="P35">Spécialité : Retrouver son chemin ou observer l’environnement ou trouver de la nourriture et de l’eau</text:p>
      <text:p text:style-name="P44">Équipement :<text:span text:style-name="T35">couteau, armure légère et pistolet (et 6 munitions) ou lame lourde ou hache.</text:span></text:p>
      <text:h text:style-name="Heading_20_4" text:outline-level="4"><text:bookmark-start text:name="__RefHeading___Toc347_3608905839"/>Trafiquant<text:bookmark-end text:name="__RefHeading___Toc347_3608905839"/></text:h>
      <text:p text:style-name="P11">Même après l’invasion des hurleurs, les affaires sont les affaires, et les échanges continuent, au sein des communautés, et entre les communautés. Et les trafiquants savent où obtenir ce que d’autres recherchent, ils ont un réseau.</text:p>
      <text:p text:style-name="P38">Capacité : <text:span text:style-name="T13">réseau d’approvisionnement – le personnage peut, en réussissant un test de sociabilité, obtenir gratuitement des ressources aléatoires (comme un butin d’exploration) dans un refuge.</text:span></text:p>
      <text:p text:style-name="P35">Spécialité : obtenir des ressources ou négocier des faveurs</text:p>
      <text:p text:style-name="P44">Équipement :<text:span text:style-name="T35">armure légère, 15 munitions</text:span></text:p>
      <text:h text:style-name="Heading_20_3" text:outline-level="3"><text:bookmark-start text:name="__RefHeading___Toc349_3608905839"/>Greffes<text:bookmark-end text:name="__RefHeading___Toc349_3608905839"/></text:h>
      <text:p text:style-name="P6">[placeholder – TODO]</text:p>
      <text:p text:style-name="P35">Cette option n’est pas disponible lors du playtest</text:p>
      <text:h text:style-name="Heading_20_3" text:outline-level="3"><text:bookmark-start text:name="__RefHeading___Toc351_3608905839"/>Attributs<text:bookmark-end text:name="__RefHeading___Toc351_3608905839"/></text:h>
      <text:p text:style-name="P10">Un personnage dispose de cinq scores d’attributs, qui seront utilisés lors des parties pour déterminer le résultat de ses actions. <text:span text:style-name="T9">A la création, le joueur répartit 15 points dans ces différents attributs, avec un minimum de 1 par attribut, et un maximum de 5.</text:span></text:p>
      <text:list xml:id="list3591938956" text:style-name="L1">
        <text:list-item>
          <text:p text:style-name="P60"><text:span text:style-name="T15">Force</text:span>– <text:span text:style-name="T4">Cet attribut va servir à ne pas se faire écharper par des hurleurs ou d’autres humains peu sympathiques. Son attrition représente des blessures physiques subies. </text:span></text:p>
        </text:list-item>
        <text:list-item>
          <text:p text:style-name="P60">Agilité – <text:span text:style-name="T5">Utilisé pour les situations où il faut se déplacer précisément, discrètement ou rapidement, et pour résoudre les problèmes nécessitant une certaine coordination. Le tir avec des armes à distance en fait partie.</text:span></text:p>
        </text:list-item>
        <text:list-item>
          <text:p text:style-name="P60">Sociabilité - <text:s/><text:span text:style-name="T6">Cet attribut est employé pour tester si un personnage arrive à convaincre un autre, à imposer sa volonté, ou à conclure un deal par exemple. </text:span></text:p>
        </text:list-item>
        <text:list-item>
          <text:p text:style-name="P60"><text:soft-page-break/>Compréhension - <text:s/><text:span text:style-name="T6">C’est l’attribut des connaissances, de la logique, de la mémoire.</text:span></text:p>
        </text:list-item>
        <text:list-item>
          <text:p text:style-name="P61">Sang-froid – <text:span text:style-name="T6">Représente la capacité d’un personnage à se contrôler dans des situations stressantes, voire traumatisantes. Après la première invasion, ces situations sont malheureusement courantes.</text:span></text:p>
        </text:list-item>
      </text:list>
      <text:h text:style-name="P55" text:outline-level="3"><text:bookmark-start text:name="__RefHeading___Toc353_3608905839"/>Spécialités<text:bookmark-end text:name="__RefHeading___Toc353_3608905839"/></text:h>
      <text:p text:style-name="P17">Chaque personnage choisit, lors de sa création, 3 spécialités spécifiques, définies par une phrase. Quand la phrase est adaptée au test demandé par le MJ, <text:span text:style-name="T15">vous pouvez relancer un dé, y compris un 1.</text:span></text:p>
      <text:h text:style-name="Heading_20_4" text:outline-level="4">Exemple de <text:span text:style-name="T14">spécialités</text:span></text:h>
      <text:list xml:id="list3224722618" text:style-name="L2">
        <text:list-item>
          <text:p text:style-name="P62">Opérer du matériel de communication</text:p>
        </text:list-item>
        <text:list-item>
          <text:p text:style-name="P62">Conduire un véhicule</text:p>
        </text:list-item>
        <text:list-item>
          <text:p text:style-name="P62">Réparer d<text:span text:style-name="T28">es armes</text:span></text:p>
        </text:list-item>
        <text:list-item>
          <text:p text:style-name="P62">Fabriquer des gadgets lumineux</text:p>
        </text:list-item>
        <text:list-item>
          <text:p text:style-name="P62">Se protéger <text:span text:style-name="T28">d’un coup</text:span></text:p>
        </text:list-item>
        <text:list-item>
          <text:p text:style-name="P62">Entretenir l’armement</text:p>
        </text:list-item>
        <text:list-item>
          <text:p text:style-name="P62">Réaliser une opération chirurgicale</text:p>
        </text:list-item>
        <text:list-item>
          <text:p text:style-name="P63">Soigner une blessure</text:p>
        </text:list-item>
        <text:list-item>
          <text:p text:style-name="P62">…</text:p>
        </text:list-item>
      </text:list>
      <text:h text:style-name="Heading_20_1" text:outline-level="1"><text:bookmark-start text:name="__RefHeading___Toc109_2470936082"/>Règles du jeu<text:bookmark-end text:name="__RefHeading___Toc109_2470936082"/></text:h>
      <text:p text:style-name="P48"/>
      <text:h text:style-name="Heading_20_3" text:outline-level="3"><text:bookmark-start text:name="__RefHeading___Toc355_3608905839"/>Tests<text:bookmark-end text:name="__RefHeading___Toc355_3608905839"/></text:h>
      <text:p text:style-name="P8">Chaque test se réalise sur un attribut, déterminé par le MJ <text:span text:style-name="T3">en fonction de l’action proposée par le joueur</text:span>. <text:span text:style-name="T3">Celui-ci</text:span> lance alors un nombre de dé <text:span text:style-name="T2">à 6 faces (d6) </text:span>égal à la valeur de l’attribut sé<text:span text:style-name="T2">lectionné, et on regarde les résultats obtenus.</text:span></text:p>
      <text:p text:style-name="P9">Si au moins un dé a obtenu un 6, le test est une réussite. Si il y a plus de 1 que de 6, le personnage va aussi subir de l’attrition, dépendamment de l’attribut sélectionné. <text:span text:style-name="T8">Il est tout à fait possible d’avoir une réussite et de l’attrition.</text:span></text:p>
      <text:p text:style-name="P25">Un test devrait toujours avoir des conséquences, en cas d’échec ou de réussites. Si une situation ne devrait pas avoir de conséquences, ce n’est pas un test, c’est une description. </text:p>
      <text:p text:style-name="P26">Si les conditions sont particulièrement difficiles, le MJ peut demander d’obtenir au moins <text:span text:style-name="T36">2 </text:span>faces 6 pour réussir. C’est un test avec désavantage.</text:p>
      <text:p text:style-name="P26">Si les conditions sont particulièrement faciles, le MJ peut permettre d’ignorer l’attrition. On parle alors de test avec avantage.</text:p>
      <text:p text:style-name="P30">Il est possible de disposer de dés supplémentaires, liés à l’équipement. Ceux-ci offrent aussi un succès en cas de 6, mais perdent un point de bonus si le nombre de 1 sur les dés d’équipement dépasse le nombre de 6. Réparer l’équipement nécessite des ressources et des compétences spécifiques.</text:p>
      <text:h text:style-name="Heading_20_3" text:outline-level="3"><text:bookmark-start text:name="__RefHeading___Toc357_3608905839"/>Attrition<text:bookmark-end text:name="__RefHeading___Toc357_3608905839"/></text:h>
      <text:p text:style-name="P4">Au cours de leur histoire, les personnages peuvent subir de l'attrition, sous différentes formes suivant les tâches entreprises.</text:p>
      <text:p text:style-name="P4">En terme de mécanique, l'attrition est représentée par une perte progressive de points d'attributs. A chaque test déclenchant de l'attrition, le personnage perd un point sur l'attribut associé.</text:p>
      <text:p text:style-name="P4">L'attrition en Force représente des blessures physiques, de plus en plus graves en fonction de la situation. Pour récupérer, il faut des soins, et si possible le plus vite possible, pour ne pas subir d'infection. <text:span text:style-name="T11">Si la valeur de force tombe à 0, le personnage est mort.</text:span></text:p>
      <text:p text:style-name="P4">En agilité, c'est de la fatigue, qui va s'accumuler et venir limiter les capacités du personnage. Pour perdre cette fatigue, il faut un accès à de la bouffe et de l'eau (propre). <text:span text:style-name="T11">Si l’agilité tombe à 0, le personnage ne peut plus continuer du tout, et va devoir se reposer immédiatement : il ne peut plus entreprendre d’action physique tant qu’il ne l’a pas fait.</text:span></text:p>
      <text:p text:style-name="P4">L'attrition sociale, c'est une sale réputation. Pour la récupérer, il faut des efforts, ou des ressources, et l'aide d'un peu de temps. <text:span text:style-name="T11">Si la sociabilité tombe à 0, le personnage est banni de la communauté pour ses actions.</text:span></text:p>
      <text:p text:style-name="P5">L'attrition en compréhension, c'est une surcharge mentale, l'incapacité à retenir de nouvelles informations où de réfléchir correctement. Pour récupérer de ce genre de fatigue, il faut se détendre, disposer de temps calme. <text:span text:style-name="T11">Si la compréhension tombe à 0, le personnage ne peut plus continuer du tout, et va devoir se reposer immédiatement : il ne peut plus entreprendre d’action mentale tant qu’il ne l’a pas fait.</text:span></text:p>
      <text:p text:style-name="P4"><text:soft-page-break/>L'attrition en sang-froid, c'est de la panique, qui monte progressivement à mesure que le personnage perd le contrôle. Il faut du repos dans de bonnes conditions pour récupérer de la panique qui monte, ou utiliser des moyens plus expéditifs pour se détendre : drogues, sexe.… <text:span text:style-name="T11">Si le sang-froid tombe à 0, le personnage subit immédiatement une crise psy. Si le personnage n’avait pas encore de problème mental, ça va être le cas.</text:span></text:p>
      <text:h text:style-name="P56" text:outline-level="3"><text:bookmark-start text:name="__RefHeading___Toc528_3230840819"/>Combats<text:bookmark-end text:name="__RefHeading___Toc528_3230840819"/></text:h>
      <text:p text:style-name="P14">Pour être vaincus, les PNJs nécessitent un certain nombre de tests réussis, c’est leur Dangerosité. <text:span text:style-name="T16">Quand la dangerosité atteint 0, l’adversaire est vaincu : mis en fuite, blessé gravement ou tué.</text:span></text:p>
      <text:p text:style-name="P27">Si un personnage tente de combattre sans disposer d’arme, le test est automatiquement entrepris avec désavantage.</text:p>
      <text:p text:style-name="P14">A chaque round, chaque personnage peut tenter une action, entreprise avec l’accord du MJ. Celle-ci peut soit lui permettre d’éviter la réaction des PNJs, ou essayer de trouver un moyen de mettre fin au problème, de différentes façons.</text:p>
      <text:p text:style-name="P14">Par exemple, si un combattant, un stalker et un chimiste tombe sur une meute de hurleurs dans une ancienne école, le combattant peut décider de frapper les créatures (test de Force pour diminuer la dangerosité), le stalker tenter de créer un obstacle (test de Force ou d’Agilité pour diminuer la dangerosité), et le chimiste tenter de se cacher sous un bureau (test d’Agilité pour éviter la Réaction des PNJs en cas de succès).</text:p>
      <text:h text:style-name="P57" text:outline-level="3"><text:bookmark-start text:name="__RefHeading___Toc359_3608905839"/>Bricolage<text:bookmark-end text:name="__RefHeading___Toc359_3608905839"/></text:h>
      <text:p text:style-name="P19">Pour réaliser un bricolage, le personnage doit connaître la recette, disposer des ressources nécessaires, et des outils pour travailler.</text:p>
      <text:p text:style-name="P22">Les ressources indiquées avec une étoile (*) sont des ressources rares, qui ne peuvent pas être remplacées par d’autres avec la compétence improvisation de l’artificier.</text:p>
      <text:h text:style-name="Heading_20_4" text:outline-level="4">Recettes</text:h>
      <text:p text:style-name="P22">3 balles : 1 poudre, 3 douilles, <text:span text:style-name="T17">1 tige métallique</text:span></text:p>
      <text:p text:style-name="P23">3 balles anti-hurleur : 1 poudre, 3 douilles, <text:span text:style-name="T17">1 tige métallique</text:span>, 1 anatase raffinée*</text:p>
      <text:p text:style-name="P24">Charge explosives : 2 tubes d’explosifs, 1 mèche ou 1 détonateur</text:p>
      <text:p text:style-name="P28">Détonateur : 1 pièce mécanique ou 1 pièce électronique</text:p>
      <text:p text:style-name="P24">Masque à gaz : 1 filtre, 1 plastique</text:p>
      <text:p text:style-name="P24">Purificateur d’eau : 2 filtres, 1 moteur </text:p>
      <text:p text:style-name="P28">Moteur : 3 pièces mécaniques, 2 plaques métalliques, 2 tiges métalliques</text:p>
      <text:p text:style-name="P28">Réparation d’armure : 1 plaque métallique, 1 tige métallique</text:p>
      <text:p text:style-name="P28">Réparation d’arme à feu : 1 tige métallique, 1 pièce mécanique</text:p>
      <text:p text:style-name="P28">Couteau : 1 tige métallique</text:p>
      <text:h text:style-name="Heading_20_3" text:outline-level="3"><text:bookmark-start text:name="__RefHeading___Toc361_3608905839"/><text:soft-page-break/>Relations<text:bookmark-end text:name="__RefHeading___Toc361_3608905839"/></text:h>
      <text:p text:style-name="P4">[placeholder – TODO]</text:p>
      <text:h text:style-name="Heading_20_1" text:outline-level="1"><text:bookmark-start text:name="__RefHeading___Toc113_2470936082"/>Exploration<text:bookmark-end text:name="__RefHeading___Toc113_2470936082"/></text:h>
      <text:p text:style-name="P48"/>
      <text:h text:style-name="Heading_20_2" text:outline-level="2"><text:bookmark-start text:name="__RefHeading___Toc530_3230840819"/>Générer un quartier<text:bookmark-end text:name="__RefHeading___Toc530_3230840819"/></text:h>
      <text:p text:style-name="P18">TODO</text:p>
      <text:h text:style-name="Heading_20_2" text:outline-level="2"><text:bookmark-start text:name="__RefHeading___Toc532_3230840819"/>Générer du butin d’exploration<text:bookmark-end text:name="__RefHeading___Toc532_3230840819"/></text:h>
      <text:p text:style-name="P33">[<text:span text:style-name="T25">Temporaire</text:span>] lancer 2d6 sur la table ci-dessous</text:p>
      <table:table table:name="Tableau1" table:style-name="Tableau1">
        <table:table-column table:style-name="Tableau1.A"/>
        <table:table-column table:style-name="Tableau1.B"/>
        <table:table-row>
          <table:table-cell table:style-name="Tableau1.A1" office:value-type="string">
            <text:p text:style-name="P52">Résultat des 2d6</text:p>
          </table:table-cell>
          <table:table-cell table:style-name="Tableau1.B1" office:value-type="string">
            <text:p text:style-name="P52">Ressource/objet</text:p>
          </table:table-cell>
        </table:table-row>
        <table:table-row>
          <table:table-cell table:style-name="Tableau1.A2" office:value-type="string">
            <text:p text:style-name="P52">2</text:p>
          </table:table-cell>
          <table:table-cell table:style-name="Tableau1.B2" office:value-type="string">
            <text:p text:style-name="P53">Arme à feu endommagée</text:p>
          </table:table-cell>
        </table:table-row>
        <table:table-row>
          <table:table-cell table:style-name="Tableau1.A2" office:value-type="string">
            <text:p text:style-name="P52">3</text:p>
          </table:table-cell>
          <table:table-cell table:style-name="Tableau1.B2" office:value-type="string">
            <text:p text:style-name="P53">Arme de corps à corps</text:p>
          </table:table-cell>
        </table:table-row>
        <table:table-row>
          <table:table-cell table:style-name="Tableau1.A2" office:value-type="string">
            <text:p text:style-name="P52">4</text:p>
          </table:table-cell>
          <table:table-cell table:style-name="Tableau1.B2" office:value-type="string">
            <text:p text:style-name="P53">2 plaques métalliques</text:p>
          </table:table-cell>
        </table:table-row>
        <table:table-row>
          <table:table-cell table:style-name="Tableau1.A2" office:value-type="string">
            <text:p text:style-name="P52">5</text:p>
          </table:table-cell>
          <table:table-cell table:style-name="Tableau1.B2" office:value-type="string">
            <text:p text:style-name="P53">1 filtre</text:p>
          </table:table-cell>
        </table:table-row>
        <table:table-row>
          <table:table-cell table:style-name="Tableau1.A2" office:value-type="string">
            <text:p text:style-name="P52">6</text:p>
          </table:table-cell>
          <table:table-cell table:style-name="Tableau1.B2" office:value-type="string">
            <text:p text:style-name="P53">D3 tiges métalliques</text:p>
          </table:table-cell>
        </table:table-row>
        <table:table-row>
          <table:table-cell table:style-name="Tableau1.A2" office:value-type="string">
            <text:p text:style-name="P52">7</text:p>
          </table:table-cell>
          <table:table-cell table:style-name="Tableau1.B2" office:value-type="string">
            <text:p text:style-name="P53">D6 douilles</text:p>
          </table:table-cell>
        </table:table-row>
        <table:table-row>
          <table:table-cell table:style-name="Tableau1.A2" office:value-type="string">
            <text:p text:style-name="P52">8</text:p>
          </table:table-cell>
          <table:table-cell table:style-name="Tableau1.B2" office:value-type="string">
            <text:p text:style-name="P53">D6 plastique</text:p>
          </table:table-cell>
        </table:table-row>
        <table:table-row>
          <table:table-cell table:style-name="Tableau1.A2" office:value-type="string">
            <text:p text:style-name="P52">9</text:p>
          </table:table-cell>
          <table:table-cell table:style-name="Tableau1.B2" office:value-type="string">
            <text:p text:style-name="P53">Pièce mécanique</text:p>
          </table:table-cell>
        </table:table-row>
        <table:table-row>
          <table:table-cell table:style-name="Tableau1.A2" office:value-type="string">
            <text:p text:style-name="P52">10</text:p>
          </table:table-cell>
          <table:table-cell table:style-name="Tableau1.B2" office:value-type="string">
            <text:p text:style-name="P53">1 mèche</text:p>
          </table:table-cell>
        </table:table-row>
        <table:table-row>
          <table:table-cell table:style-name="Tableau1.A2" office:value-type="string">
            <text:p text:style-name="P52">11</text:p>
          </table:table-cell>
          <table:table-cell table:style-name="Tableau1.B2" office:value-type="string">
            <text:p text:style-name="P53">D3 tubes d’explosifs</text:p>
          </table:table-cell>
        </table:table-row>
        <table:table-row>
          <table:table-cell table:style-name="Tableau1.A2" office:value-type="string">
            <text:p text:style-name="P52">12</text:p>
          </table:table-cell>
          <table:table-cell table:style-name="Tableau1.B2" office:value-type="string">
            <text:p text:style-name="P53"><text:span text:style-name="T27">1 </text:span>moteur</text:p>
          </table:table-cell>
        </table:table-row>
      </table:table>
      <text:p text:style-name="P18"/>
      <text:h text:style-name="Heading_20_2" text:outline-level="2">Bruit</text:h>
      <text:p text:style-name="P40">Quand les personnages explorent un lieu, ils peuvent déclencher du bruit, qui attire les hurleurs, ou peut les pousser à attaquer. Une valeur de bruit de 1 correspond à une discussion à voix haute, 5 à un violent échange de tirs.</text:p>
      <text:p text:style-name="P40">Quand ça se produit, le MJ fait un test de Bruit. Si le test est une réussite, des créatures ont entendu le bruit et vont se rapprocher des PJs pour voir ce dont il s’agit.</text:p>
      <text:h text:style-name="Heading_20_1" text:outline-level="1"><text:bookmark-start text:name="__RefHeading___Toc687_4249000236"/>Équipements<text:bookmark-end text:name="__RefHeading___Toc687_4249000236"/></text:h>
      <text:h text:style-name="P58" text:outline-level="2"><text:bookmark-start text:name="__RefHeading___Toc689_4249000236"/>Matériel de survie et d’exploration<text:bookmark-end text:name="__RefHeading___Toc689_4249000236"/></text:h>
      <text:p text:style-name="P39">Masque à gaz : permet d’ignorer les effets de nombreux gaz et poussières qui peuvent bloquer des zones à explorer. <text:span text:style-name="T29">Attention, certains gaz ont des effets en cas de contact avec la peau.</text:span></text:p>
      <text:h text:style-name="Heading_20_2" text:outline-level="2"><text:bookmark-start text:name="__RefHeading___Toc691_4249000236"/>Armes <text:bookmark-end text:name="__RefHeading___Toc691_4249000236"/></text:h>
      <text:p text:style-name="P20">Couteau : <text:span text:style-name="T16">l’arme la plus basique et probablement la moins dangereuse, mais c’est aussi un outil pratique, et c’est facile à transporter. La plupart des survivants devrait en garder au moins un. Pas d’effets particuliers, à part ne pas se battre désarmé.</text:span></text:p>
      <text:p text:style-name="P21">Fusil : <text:span text:style-name="T21">Parmi les armes les plus dangereuses accessibles aux survivants, grâce à une excellente portée. Bonus d’équipement : 3, peut tirer <text:s/>1 à 30 munitions avant de devoir recharger, suivant le modèle, bruit 5.</text:span></text:p>
      <text:p text:style-name="P20">Hache : <text:span text:style-name="T18">autant une arme qu’un outil, c’est un équipement très pratique pour un survivant qui dispose d’un peu d’endurance. Bonus d’équipement : 2, bruit 1.</text:span></text:p>
      <text:p text:style-name="P20">Lame longue : <text:span text:style-name="T18">une catégorie d’armes assez variée, entre lames de tondeuses fixées à des manches, épées médiévales et bricolages complets. Bonus d’équipement : 3, bruit 1.</text:span></text:p>
      <text:p text:style-name="P20">Pistolet : <text:span text:style-name="T22">armes à feu de poing, relativement faciles à dissimuler, à entretenir et à utiliser. Elles sont très répandues parmi les survivants. Bonus d’équipement : 2, peut tirer entre 6 et 12 munitions avant de recharger suivant le modèle, bruit 4.</text:span></text:p>
      <text:h text:style-name="Heading_20_2" text:outline-level="2"><text:bookmark-start text:name="__RefHeading___Toc693_4249000236"/>Armures<text:bookmark-end text:name="__RefHeading___Toc693_4249000236"/></text:h>
      <text:h text:style-name="Heading_20_3" text:outline-level="3">Règles d’armures</text:h>
      <text:p text:style-name="P31">Lorsqu’un personnage subit de l’attrition de force, il peut lancer un nombre de dés égal à la valeur de Protection de l’armure. Si le test est un succès, l’attrition n’est pas subie. Si le nombre de 1 est supérieur au nombre de 6, réduisez la Protection de l’armure de 1.</text:p>
      <text:h text:style-name="Heading_20_3" text:outline-level="3">Armures</text:h>
      <text:p text:style-name="P31">Armure légère : Une protection peu encombrante, mais aussi relativement limitée. Typiquement une veste en cuir et des protections sportives. Protection 1</text:p>
      <text:p text:style-name="P31">Armure lourde : des éléments en métal permettent de protéger relativement efficacement le porteur, au prix d’un encombrement important. Protection 3</text:p>
      <text:p text:style-name="P31">Bouclier : des protections improvisées le plus souvent, mais qui peuvent sauver des vies. Le plus souvent utilisés par les combattants. Protection 2</text:p>
      <text:h text:style-name="Heading_20_2" text:outline-level="2"><text:bookmark-start text:name="__RefHeading___Toc695_4249000236"/>Consommables<text:bookmark-end text:name="__RefHeading___Toc695_4249000236"/></text:h>
      <text:p text:style-name="P45">Antidouleurs : Permet de réaliser ses tests de Force comme si on avait pas subi d’attrition <text:span text:style-name="T32">pendant une heure</text:span>. Attention, ça ne change pas la valeur réelle de l’attribut, juste la valeur utilisée pour les tests.</text:p>
      <text:p text:style-name="P45">Anxiolytiques :Permet d’<text:span text:style-name="T32">ignorer pendant une heure l’attrition de Sang-froid.</text:span></text:p>
      <text:p text:style-name="P46"><text:soft-page-break/>Stimulants :Permet d’<text:span text:style-name="T32">ignorer pendant une heure l’attrition d’Agilité</text:span></text:p>
      <text:h text:style-name="Heading_20_1" text:outline-level="1"><text:bookmark-start text:name="__RefHeading___Toc697_4249000236"/>Maladies mentales<text:bookmark-end text:name="__RefHeading___Toc697_4249000236"/></text:h>
      <text:h text:style-name="P59" text:outline-level="2">Panique [temporaire] </text:h>
      <text:p text:style-name="P29">En cas de crise, déclenchée par la perte progressive de sang-froid, un personnage se retrouve en crise totale de panique, avec des effets qui vont varier suivant les personnes :</text:p>
      <text:list xml:id="list2784777596" text:style-name="L3">
        <text:list-item>
          <text:p text:style-name="P64">Déni complet de la réalité</text:p>
        </text:list-item>
        <text:list-item>
          <text:p text:style-name="P64">Catatonie partielle ou totale</text:p>
        </text:list-item>
        <text:list-item>
          <text:p text:style-name="P64">Fuite le plus rapide possible de la source de perte du dernier point de Sang-froid, en ignorant <text:span text:style-name="T19">toute autre </text:span><text:span text:style-name="T20">considération.</text:span></text:p>
        </text:list-item>
        <text:list-item>
          <text:p text:style-name="P65">Attaque immédiate de la source de perte du dernier point de Sang-froid, en ignorant toute autre considération</text:p>
        </text:list-item>
        <text:list-item>
          <text:p text:style-name="P65">...</text:p>
        </text:list-item>
      </text:list>
      <text:h text:style-name="Heading_20_1" text:outline-level="1"><text:bookmark-start text:name="__RefHeading___Toc115_2470936082"/>Maîtriser une partie<text:bookmark-end text:name="__RefHeading___Toc115_2470936082"/></text:h>
      <text:p text:style-name="P48"/>
      <text:p text:style-name="P1">[placeholder - TODO]</text:p>
      <text:h text:style-name="Heading_20_1" text:outline-level="1"><text:bookmark-start text:name="__RefHeading___Toc117_2470936082"/>Hurleurs, <text:span text:style-name="T1">bandits et créatures</text:span><text:bookmark-end text:name="__RefHeading___Toc117_2470936082"/></text:h>
      <text:p text:style-name="P48"/>
      <text:h text:style-name="Heading_20_2" text:outline-level="2"><text:bookmark-start text:name="__RefHeading___Toc534_3230840819"/>Hurleurs<text:bookmark-end text:name="__RefHeading___Toc534_3230840819"/></text:h>
      <text:h text:style-name="Heading_20_3" text:outline-level="3"><text:bookmark-start text:name="__RefHeading___Toc536_3230840819"/><text:span text:style-name="T10">Meute de h</text:span>urleurs « normaux »<text:bookmark-end text:name="__RefHeading___Toc536_3230840819"/></text:h>
      <text:p text:style-name="P15">La chair à canon des hurleurs, qui semble pousser à l’infini depuis le fond de leurs nids. Il y en a toujours d’autres, et ils posent le même danger.</text:p>
      <text:p text:style-name="P15">La plupart des meutes hors des nids font de 3 à 5 individus, qui peuvent faire preuve d’agressivité, mais pas de manière systématique. Les chances d’attaque sont plus importantes près des nids, en faisant du bruit de manière importante ou à partir de la moindre hostilité </text:p>
      <text:p text:style-name="P15">Dangerosité : 3</text:p>
      <text:p text:style-name="P15">Réaction : Les Pjs subissent une attaque, le MJ lance un nombre de dés égal à la dangerosité de la meute, si au moins un 6 est obtenu, un personnage aléatoire n’ayant pas réussi à échapper aux hurleurs subit un point de blessure.</text:p>
      <text:p text:style-name="P16">Spécial : Si les PJs sont repérés mais pas attaqués, les créatures poussent leurs hurlements caractéristiques, ou font vibrer leurs appendices pour produire des sons qui hantent les cauchemars des survivants. Chaque PJ qui entend ce son doit réussir un test de Sang-Froid, <text:span text:style-name="T11">en cas d’échec, il fait un bruit et est détecté par les hurl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fo:break-before="page" style:vertical-align="middl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4T22:10:29.034000000</meta:creation-date>
    <dc:date>2022-08-06T14:45:03.990000000</dc:date>
    <meta:editing-duration>PT9H3M26S</meta:editing-duration>
    <meta:editing-cycles>77</meta:editing-cycles>
    <meta:generator>LibreOffice/6.2.6.2$Windows_X86_64 LibreOffice_project/684e730861356e74889dfe6dbddd3562aae2e6ad</meta:generator>
    <meta:document-statistic meta:table-count="1" meta:image-count="0" meta:object-count="0" meta:page-count="25" meta:paragraph-count="260" meta:word-count="3272" meta:character-count="20114" meta:non-whitespace-character-count="17095"/>
  </office:meta>
</office:document-meta>
</file>